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5/2024</text:p>
            <text:p text:style-name="Normální">KVOP-50517/2024</text:p>
            <text:p text:style-name="Normální">17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J. S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P17" text:outline-level="1">podle zákona č. 106/1999 Sb., o svobodném přístupu k informacím</text:h>
      <text:p text:style-name="Základnítext">Vážený pane S.,</text:p>
      <text:p text:style-name="Základnítext">dne<text:s/><text:span text:style-name="T18">10. 12</text:span>. 2024 obdržela Kancelář veřejného ochránce práv Vaši žádost o informace. Žádáte o zaslání<text:s/><text:span text:style-name="T19">sborníku Vězeňství II.</text:span></text:p>
      <text:p text:style-name="Základnítext"><text:span text:style-name="T20">Sborník</text:span><text:span text:style-name="T21"><text:s/>Vám zasílám v příloze.</text:span></text:p>
      <text:p text:style-name="Základnítext">S pozdravem</text:p>
      <text:p text:style-name="Základnítext"/>
      <text:p text:style-name="P22">JUDr. Pavel Pořízek, Ph.D.</text:p>
      <text:p text:style-name="podpis">vedoucí Kanceláře veřejného ochránce práv</text:p>
      <text:p text:style-name="podpis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Sborník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2802*</text:span></text:p>
        <text:p text:style-name="P12"><text:span text:style-name="T13">KVOPX00F2802</text:span>KVOPX00F2802</text:p>
        <text:p text:style-name="P14"/>
      </style:header>
      <style:footer>
        <text:p text:style-name="kontakt">Kancelář<text:s/>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27T11:01:00Z</meta:creation-date>
    <dc:date>2024-12-27T11:02:00Z</dc:date>
    <meta:print-date>2024-12-17T10:24:00Z</meta:print-date>
    <meta:template xlink:href="KVOP_dopis%20vedoucího" xlink:type="simple"/>
    <meta:editing-cycles>3</meta:editing-cycles>
    <meta:editing-duration>PT0S</meta:editing-duration>
    <meta:user-defined meta:name="ContentTypeId">0x010100D3A71DC738674B4893D02C4CA0E22FAC</meta:user-defined>
    <meta:document-statistic meta:page-count="1" meta:paragraph-count="1" meta:word-count="71" meta:character-count="495" meta:row-count="3" meta:non-whitespace-character-count="425"/>
  </office:meta>
</office:document-meta>
</file>